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6f7df" officeooo:paragraph-rsid="0016f7df"/>
    </style:style>
    <style:style style:name="P2" style:family="paragraph" style:parent-style-name="Text_20_body">
      <style:paragraph-properties fo:text-align="justify" style:justify-single-word="false"/>
      <style:text-properties officeooo:rsid="0016f7df" officeooo:paragraph-rsid="0016f7df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16f7df" officeooo:paragraph-rsid="0016f7df" style:font-weight-asian="bold" style:font-weight-complex="bold"/>
    </style:style>
    <style:style style:name="P4" style:family="paragraph" style:parent-style-name="Heading_20_1">
      <style:text-properties officeooo:rsid="0016f7df" officeooo:paragraph-rsid="0016f7df"/>
    </style:style>
    <style:style style:name="P5" style:family="paragraph" style:parent-style-name="Heading_20_1">
      <style:text-properties officeooo:rsid="001bcfbb" officeooo:paragraph-rsid="001bcfbb"/>
    </style:style>
    <style:style style:name="P6" style:family="paragraph" style:parent-style-name="Heading_20_2">
      <style:text-properties officeooo:rsid="0016f7df" officeooo:paragraph-rsid="0016f7df"/>
    </style:style>
    <style:style style:name="P7" style:family="paragraph" style:parent-style-name="Heading_20_3">
      <style:text-properties officeooo:rsid="0016f7df" officeooo:paragraph-rsid="0016f7df"/>
    </style:style>
    <style:style style:name="P8" style:family="paragraph" style:parent-style-name="Heading_20_3">
      <style:text-properties officeooo:rsid="00182e24" officeooo:paragraph-rsid="00182e24"/>
    </style:style>
    <style:style style:name="P9" style:family="paragraph" style:parent-style-name="Heading_20_3">
      <style:text-properties officeooo:rsid="001ade36" officeooo:paragraph-rsid="001ade36"/>
    </style:style>
    <style:style style:name="P10" style:family="paragraph" style:parent-style-name="Heading_20_4">
      <style:text-properties officeooo:rsid="00182e24" officeooo:paragraph-rsid="00182e24"/>
    </style:style>
    <style:style style:name="P11" style:family="paragraph" style:parent-style-name="Heading_20_4">
      <style:text-properties officeooo:rsid="0019819f" officeooo:paragraph-rsid="0019819f"/>
    </style:style>
    <style:style style:name="P12" style:family="paragraph" style:parent-style-name="Heading_20_4">
      <style:text-properties officeooo:rsid="001ade36" officeooo:paragraph-rsid="001ade36"/>
    </style:style>
    <style:style style:name="P13" style:family="paragraph" style:parent-style-name="Heading_20_4">
      <style:text-properties officeooo:paragraph-rsid="001ade36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6f7df" officeooo:paragraph-rsid="0016f7df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82e24" officeooo:paragraph-rsid="00182e24" style:font-weight-asian="normal" style:font-weight-complex="normal"/>
    </style:style>
    <style:style style:name="P16" style:family="paragraph" style:parent-style-name="Text_20_body" style:list-style-name="L8">
      <style:paragraph-properties fo:text-align="justify" style:justify-single-word="false"/>
      <style:text-properties fo:font-weight="normal" officeooo:rsid="00182e24" officeooo:paragraph-rsid="00182e24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19819f" officeooo:paragraph-rsid="0019819f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1ade36" officeooo:paragraph-rsid="001ade36" style:font-weight-asian="normal" style:font-weight-complex="normal"/>
    </style:style>
    <style:style style:name="P19" style:family="paragraph" style:parent-style-name="Text_20_body" style:list-style-name="L14">
      <style:paragraph-properties fo:text-align="justify" style:justify-single-word="false"/>
      <style:text-properties fo:font-weight="normal" officeooo:rsid="001ade36" officeooo:paragraph-rsid="001ade36" style:font-weight-asian="normal" style:font-weight-complex="normal"/>
    </style:style>
    <style:style style:name="P20" style:family="paragraph" style:parent-style-name="Text_20_body" style:list-style-name="L15">
      <style:paragraph-properties fo:text-align="justify" style:justify-single-word="false"/>
      <style:text-properties fo:font-weight="normal" officeooo:rsid="001ade36" officeooo:paragraph-rsid="001ade36" style:font-weight-asian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weight="bold" officeooo:rsid="0016f7df" officeooo:paragraph-rsid="0016f7df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182e24" officeooo:paragraph-rsid="00182e24" style:font-weight-asian="bold" style:font-weight-complex="bold"/>
    </style:style>
    <style:style style:name="P23" style:family="paragraph" style:parent-style-name="Text_20_body" style:list-style-name="L5">
      <style:paragraph-properties fo:text-align="justify" style:justify-single-word="false"/>
      <style:text-properties fo:font-weight="bold" officeooo:rsid="00182e24" officeooo:paragraph-rsid="00182e24" style:font-weight-asian="bold" style:font-weight-complex="bold"/>
    </style:style>
    <style:style style:name="P24" style:family="paragraph" style:parent-style-name="Text_20_body" style:list-style-name="L7">
      <style:paragraph-properties fo:text-align="justify" style:justify-single-word="false"/>
      <style:text-properties fo:font-weight="bold" officeooo:rsid="00182e24" officeooo:paragraph-rsid="00182e24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1ade36" officeooo:paragraph-rsid="001ade36" style:font-weight-asian="bold" style:font-weight-complex="bold"/>
    </style:style>
    <style:style style:name="P26" style:family="paragraph" style:parent-style-name="Text_20_body" style:list-style-name="L16">
      <style:paragraph-properties fo:text-align="justify" style:justify-single-word="false"/>
      <style:text-properties fo:font-weight="bold" officeooo:rsid="001ade36" officeooo:paragraph-rsid="001ade36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1bcfbb" officeooo:paragraph-rsid="001bcfbb" style:font-weight-asian="bold" style:font-weight-complex="bold"/>
    </style:style>
    <style:style style:name="P28" style:family="paragraph" style:parent-style-name="Text_20_body" style:list-style-name="L20">
      <style:paragraph-properties fo:text-align="justify" style:justify-single-word="false"/>
      <style:text-properties fo:font-weight="bold" officeooo:rsid="001bcfbb" officeooo:paragraph-rsid="001bcfbb" style:font-weight-asian="bold" style:font-weight-complex="bold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rsid="0016f7df" officeooo:paragraph-rsid="0016f7df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182e24" officeooo:paragraph-rsid="00182e24"/>
    </style:style>
    <style:style style:name="P31" style:family="paragraph" style:parent-style-name="Text_20_body">
      <style:paragraph-properties fo:text-align="justify" style:justify-single-word="false"/>
      <style:text-properties officeooo:rsid="00182e24" officeooo:paragraph-rsid="00182e24"/>
    </style:style>
    <style:style style:name="P32" style:family="paragraph" style:parent-style-name="Text_20_body" style:list-style-name="L4">
      <style:paragraph-properties fo:text-align="justify" style:justify-single-word="false"/>
      <style:text-properties officeooo:rsid="00182e24" officeooo:paragraph-rsid="00182e24"/>
    </style:style>
    <style:style style:name="P3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182e24" officeooo:paragraph-rsid="00182e24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 style:list-style-name="L4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ade36" officeooo:paragraph-rsid="001ade36"/>
    </style:style>
    <style:style style:name="P37" style:family="paragraph" style:parent-style-name="Text_20_body" style:list-style-name="L9">
      <style:paragraph-properties fo:text-align="justify" style:justify-single-word="false"/>
      <style:text-properties officeooo:rsid="001ade36" officeooo:paragraph-rsid="001ade36"/>
    </style:style>
    <style:style style:name="P38" style:family="paragraph" style:parent-style-name="Text_20_body" style:list-style-name="L10">
      <style:paragraph-properties fo:text-align="justify" style:justify-single-word="false"/>
      <style:text-properties officeooo:rsid="001ade36" officeooo:paragraph-rsid="001ade36"/>
    </style:style>
    <style:style style:name="P39" style:family="paragraph" style:parent-style-name="Text_20_body" style:list-style-name="L11">
      <style:paragraph-properties fo:text-align="justify" style:justify-single-word="false"/>
      <style:text-properties officeooo:rsid="001ade36" officeooo:paragraph-rsid="001ade36"/>
    </style:style>
    <style:style style:name="P40" style:family="paragraph" style:parent-style-name="Text_20_body" style:list-style-name="L12">
      <style:paragraph-properties fo:text-align="justify" style:justify-single-word="false"/>
      <style:text-properties officeooo:rsid="001ade36" officeooo:paragraph-rsid="001ade36"/>
    </style:style>
    <style:style style:name="P41" style:family="paragraph" style:parent-style-name="Text_20_body" style:list-style-name="L13">
      <style:paragraph-properties fo:text-align="justify" style:justify-single-word="false"/>
      <style:text-properties officeooo:rsid="001ade36" officeooo:paragraph-rsid="001ade36"/>
    </style:style>
    <style:style style:name="P42" style:family="paragraph" style:parent-style-name="Text_20_body">
      <style:paragraph-properties fo:text-align="justify" style:justify-single-word="false"/>
      <style:text-properties officeooo:rsid="001bcfbb" officeooo:paragraph-rsid="001bcfbb"/>
    </style:style>
    <style:style style:name="P43" style:family="paragraph" style:parent-style-name="Text_20_body" style:list-style-name="L18">
      <style:paragraph-properties fo:text-align="justify" style:justify-single-word="false"/>
      <style:text-properties officeooo:rsid="001bcfbb" officeooo:paragraph-rsid="001bcf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2e2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ade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MARKETING EN LA EMPRESA</text:p>
      <text:h text:style-name="P4" text:outline-level="1">1. El Marketing</text:h>
      <text:p text:style-name="P2">El marketing es la ciencia y el arte de explorar, crear y entregar valor para satisfacer las necesidades de un mercado objetivo con lucro.</text:p>
      <text:h text:style-name="P4" text:outline-level="1">2. El plan de marketing</text:h>
      <text:p text:style-name="P2">El plan de en el que constan <text:span text:style-name="T1">los objetivos a alcanzar</text:span><text:span text:style-name="T2">, así como las </text:span><text:span text:style-name="T1">acciones de marketing a realizar</text:span><text:span text:style-name="T2">.</text:span></text:p>
      <text:p text:style-name="P3">Marketing estratégico<text:span text:style-name="T2">: Concretar objetivos, estudio de mercado y decisión de estrategia a seguir.</text:span></text:p>
      <text:p text:style-name="P3">Marketing operativo<text:span text:style-name="T2">: Diseñar la forma práctica de conseguir objetivos, acciones concretas que vamos a poner en practica.</text:span></text:p>
      <text:h text:style-name="P6" text:outline-level="2">2.1. Marketing estratégico</text:h>
      <text:p text:style-name="P3">Estrategia de posicionamiento<text:span text:style-name="T2">: Consiste en decidir con qué características se desea que los consumidores perciban el producto como diferente a los productos de la competencia y sea el mejor percibido.</text:span></text:p>
      <text:p text:style-name="P14">Existen dos tipos de posicionamiento, en calidad y en precio. También existe varios tipos entre estas dos grandes ramas.</text:p>
      <text:h text:style-name="P6" text:outline-level="2">2.2. El marketing operativo o marketing mix</text:h>
      <text:p text:style-name="P2">Conjunto de estrategias que vamos a utilizar para incrementar nuestras ventas y que están relacionadas con cuatro elementos fundamentales (4P’s):</text:p>
      <text:list text:style-name="L1">
        <text:list-item>
          <text:p text:style-name="P21">Producto<text:span text:style-name="T2">: Aquello que vendemos</text:span></text:p>
        </text:list-item>
        <text:list-item>
          <text:p text:style-name="P21">Precio<text:span text:style-name="T2">: Cantidad económica que está dispuesto a pagar</text:span></text:p>
        </text:list-item>
        <text:list-item>
          <text:p text:style-name="P21">Promoción<text:span text:style-name="T2">: Todas las acciones que llevamos a cabo para dar a conocer el producto</text:span></text:p>
        </text:list-item>
        <text:list-item>
          <text:p text:style-name="P21">Distribución<text:span text:style-name="T2">: Todas las etapas que pasa el producto desde su producción hasta el consumidor.</text:span></text:p>
        </text:list-item>
      </text:list>
      <text:h text:style-name="P7" text:outline-level="3">2.2.1 Producto</text:h>
      <text:p text:style-name="P2">Producto o servicio que satisface una necesidad del consumidor. El producto puede tener un valor añadido que esta clasificado en 3 niveles:</text:p>
      <text:list text:style-name="L2">
        <text:list-item>
          <text:p text:style-name="P29">Producto básico: Los atributos que tiene para solucionar el problema del cliente.</text:p>
        </text:list-item>
        <text:list-item>
          <text:p text:style-name="P29">Producto real: Diseño y desarrollo del producto</text:p>
        </text:list-item>
        <text:list-item>
          <text:p text:style-name="P30">Producto aumentado: Solución completa que aumenta la utilidad y la experiencia.</text:p>
        </text:list-item>
      </text:list>
      <text:p text:style-name="P31"/>
      <text:p text:style-name="P31"><text:soft-page-break/>Se deberán tomar <text:span text:style-name="T4">decisiones sobre el producto</text:span><text:span text:style-name="T5">:</text:span></text:p>
      <text:list text:style-name="L3">
        <text:list-item>
          <text:p text:style-name="P33">Atributos del producto</text:p>
        </text:list-item>
        <text:list-item>
          <text:p text:style-name="P33">Envase</text:p>
        </text:list-item>
        <text:list-item>
          <text:p text:style-name="P33">Etiquetado</text:p>
        </text:list-item>
        <text:list-item>
          <text:p text:style-name="P33">Servicios de apoyo al producto</text:p>
        </text:list-item>
        <text:list-item>
          <text:p text:style-name="P33">Estrategia de marcas: Marca única, marcas múltiples o marcas blanca</text:p>
        </text:list-item>
      </text:list>
      <text:h text:style-name="Heading_20_4" text:outline-level="4">2.2.1.1. El ciclo de vida del producto</text:h>
      <text:p text:style-name="P34">Ciclo de vida que un producto pasa desde que entra hasta que se retira.</text:p>
      <text:list text:style-name="L4">
        <text:list-item>
          <text:p text:style-name="P35">Introducción: Las ventas son bajísimas y por tanto, los beneficios casi inexistentes, <text:span text:style-name="T3">se busca dar a conocer el producto</text:span>.</text:p>
        </text:list-item>
        <text:list-item>
          <text:p text:style-name="P32">Crecimiento: Las ventas empiezan a dispararse y los beneficios empiezan a aumentar.</text:p>
        </text:list-item>
        <text:list-item>
          <text:p text:style-name="P32">Madurez: El crecimiento de las ventas del producto empieza a ralentizarse y estabilizarse.</text:p>
        </text:list-item>
        <text:list-item>
          <text:p text:style-name="P32">Declive: Los consumidores, están saturados del producto y prefieren consumir otros productos. Las ventas caen considerablemente y con ello los beneficios.</text:p>
        </text:list-item>
      </text:list>
      <text:h text:style-name="P10" text:outline-level="4">2.2.1.2. Estrategias de producto</text:h>
      <text:p text:style-name="P22">Estrategia de diferenciación<text:span text:style-name="T2">:</text:span></text:p>
      <text:list text:style-name="L5">
        <text:list-item>
          <text:p text:style-name="P23"><text:span text:style-name="T2">Características físicas del producto</text:span></text:p>
        </text:list-item>
        <text:list-item>
          <text:p text:style-name="P23"><text:span text:style-name="T2">Características funcionales del producto</text:span></text:p>
        </text:list-item>
      </text:list>
      <text:p text:style-name="P22">Estrategia de marca<text:span text:style-name="T2">:</text:span></text:p>
      <text:list text:style-name="L7">
        <text:list-item>
          <text:p text:style-name="P24"><text:span text:style-name="T2">Objetivo</text:span></text:p>
        </text:list-item>
        <text:list-item>
          <text:p text:style-name="P24"><text:span text:style-name="T2">Público objetivo</text:span></text:p>
        </text:list-item>
        <text:list-item>
          <text:p text:style-name="P24"><text:span text:style-name="T2">Promesa de marca</text:span></text:p>
        </text:list-item>
        <text:list-item>
          <text:p text:style-name="P24"><text:span text:style-name="T2">Identidad de marca</text:span></text:p>
        </text:list-item>
        <text:list-item>
          <text:p text:style-name="P24"><text:span text:style-name="T2">Estrategia de comunicación</text:span></text:p>
        </text:list-item>
        <text:list-item>
          <text:p text:style-name="P24"><text:span text:style-name="T2">Estrategia de distribución</text:span></text:p>
        </text:list-item>
      </text:list>
      <text:p text:style-name="P22">Estrategia de alargamiento de la vida del producto</text:p>
      <text:p text:style-name="P15">Se centra en mantener el interés de los clientes y atraer a nuevos clientes.</text:p>
      <text:p text:style-name="P22">Estrategias de servicios</text:p>
      <text:list text:style-name="L8">
        <text:list-item>
          <text:p text:style-name="P16">Empieza con el cliente</text:p>
        </text:list-item>
        <text:list-item>
          <text:p text:style-name="P16">Sé proactivo</text:p>
        </text:list-item>
        <text:list-item>
          <text:p text:style-name="P16">Innova constantemente</text:p>
        </text:list-item>
        <text:list-item>
          <text:p text:style-name="P16">Mide el éxito</text:p>
        </text:list-item>
      </text:list>
      <text:h text:style-name="P8" text:outline-level="3"><text:soft-page-break/>2.2.2. El precio</text:h>
      <text:p text:style-name="P17">Podemos establecer los precios en función de un margen que añadimos a los coste de producción de nuestro producto. Otra opción es fijar precios en función de la competencia. Por último podemos combinar las 2 anteriores.</text:p>
      <text:h text:style-name="P11" text:outline-level="4">2.2.2.1. Estrategias de precios</text:h>
      <text:p text:style-name="P36">Descuentos y promociones:</text:p>
      <text:list text:style-name="L9">
        <text:list-item>
          <text:p text:style-name="P37">Descuentos por volumen</text:p>
        </text:list-item>
        <text:list-item>
          <text:p text:style-name="P37">Descuentos por temporada</text:p>
        </text:list-item>
        <text:list-item>
          <text:p text:style-name="P37">Promociones de venta</text:p>
        </text:list-item>
        <text:list-item>
          <text:p text:style-name="P37">Oferta de cupones </text:p>
        </text:list-item>
      </text:list>
      <text:p text:style-name="P36">Precios psicológicos:</text:p>
      <text:list text:style-name="L10">
        <text:list-item>
          <text:p text:style-name="P38">Precios redondos</text:p>
        </text:list-item>
        <text:list-item>
          <text:p text:style-name="P38">Precios discontinuos</text:p>
        </text:list-item>
        <text:list-item>
          <text:p text:style-name="P38">Precios de referencia</text:p>
        </text:list-item>
      </text:list>
      <text:p text:style-name="P36">Estrategias para varias líneas de producto:</text:p>
      <text:list text:style-name="L11">
        <text:list-item>
          <text:p text:style-name="P39">Líder pérdidas</text:p>
        </text:list-item>
        <text:list-item>
          <text:p text:style-name="P39">Precio paquete</text:p>
        </text:list-item>
        <text:list-item>
          <text:p text:style-name="P39">Precio cautivo</text:p>
        </text:list-item>
      </text:list>
      <text:p text:style-name="P36">Precios para productos nuevos</text:p>
      <text:list text:style-name="L12">
        <text:list-item>
          <text:p text:style-name="P40">Precio de penetración</text:p>
        </text:list-item>
        <text:list-item>
          <text:p text:style-name="P40">precio descremado</text:p>
        </text:list-item>
        <text:list-item>
          <text:p text:style-name="P40">precio de prestigio</text:p>
        </text:list-item>
      </text:list>
      <text:h text:style-name="P9" text:outline-level="3">2.2.3. Promoción</text:h>
      <text:p text:style-name="P36">Para comunicar su propuesta de valor, utiliza diversas herramientas: publicidad, promoción de ventas, relaciones públicas, venta personal y merchandising.</text:p>
      <text:h text:style-name="P12" text:outline-level="4">2.2.3.1. Publicidad</text:h>
      <text:p text:style-name="P36">La publicidad intenta, de forma impersonal, informar, persuadir y recordar a los consumidores que existe un producto a través de los medios de comunicación. La publicidad se utiliza para promover la imagen del producto y de la marca.</text:p>
      <text:h text:style-name="P12" text:outline-level="4">2.2.3.2. Relaciones públicas</text:h>
      <text:p text:style-name="P36">Tiene como fin mejorar la imagen corporativa de la empresa, tanto a nivel exterior como hacia el interior.</text:p>
      <text:list text:style-name="L13">
        <text:list-item>
          <text:p text:style-name="P41">Relaciones directas con los medios de comunicación.</text:p>
        </text:list-item>
        <text:list-item>
          <text:p text:style-name="P41"><text:soft-page-break/>Patrocinio y mecenazgo.</text:p>
        </text:list-item>
        <text:list-item>
          <text:p text:style-name="P41">Relaciones con instituciones públicas.</text:p>
        </text:list-item>
      </text:list>
      <text:h text:style-name="P13" text:outline-level="4"><text:span text:style-name="T6">2.2.3.3. Venta personal y promoción de ventas</text:span></text:h>
      <text:p text:style-name="P18">Venta personal:</text:p>
      <text:list text:style-name="L14">
        <text:list-item>
          <text:p text:style-name="P19">La empresa se relaciona cuerpo a cuerpo con los clientes mediante la venta personal.</text:p>
        </text:list-item>
      </text:list>
      <text:p text:style-name="P18">Promoción de ventas:</text:p>
      <text:list text:style-name="L15">
        <text:list-item>
          <text:p text:style-name="P20">Su carácter temporal: no es una oferta permanente.</text:p>
        </text:list-item>
        <text:list-item>
          <text:p text:style-name="P20">Busca una respuesta inmediata.</text:p>
        </text:list-item>
      </text:list>
      <text:p text:style-name="P18">Al consumidor: premios, sorteos …</text:p>
      <text:p text:style-name="P18">Distribuidores: productos gratuitos, descuentos …</text:p>
      <text:p text:style-name="P18">Mercado corporativo: ferias, convenciones …</text:p>
      <text:h text:style-name="P13" text:outline-level="4"><text:span text:style-name="T6">2.2.3.4 Merchandising</text:span></text:h>
      <text:p text:style-name="P36">Llamar la atención de nuestros clientes, con objetos, con el objetivo de incrementar las ventas.</text:p>
      <text:h text:style-name="P9" text:outline-level="3">2.2.4 Distribución</text:h>
      <text:p text:style-name="P36">Son las decisiones que toma la empresas sobre cómo hacer llegar sus productos o servicios al cliente final. Hay 2 tipos de canales de distribución:</text:p>
      <text:p text:style-name="P25">Directa<text:span text:style-name="T2">:</text:span></text:p>
      <text:p text:style-name="P25"><text:span text:style-name="T2">El comerciante mantiene el contacto personal con el cliente (tienda online). Las opciones más comunes son las siguientes:</text:span></text:p>
      <text:list text:style-name="L16">
        <text:list-item>
          <text:p text:style-name="P26"><text:span text:style-name="T2">La empresa se encarga del transporte de productos.</text:span></text:p>
        </text:list-item>
        <text:list-item>
          <text:p text:style-name="P26"><text:span text:style-name="T2">Se contrata a una empresa de servicio externo de entrega.</text:span></text:p>
        </text:list-item>
        <text:list-item>
          <text:p text:style-name="P26"><text:span text:style-name="T2">La tienda online se conecta con sus puntos de venta local.</text:span></text:p>
        </text:list-item>
      </text:list>
      <text:p text:style-name="P25"><text:span text:style-name="T2">Las ventajas de los canales de distribución directa son el margen de utilidad comercial.</text:span></text:p>
      <text:p text:style-name="P25">Indirecta<text:span text:style-name="T2">:</text:span></text:p>
      <text:p text:style-name="P25"><text:span text:style-name="T2">Tiene lugar por medio de intermediarios.</text:span></text:p>
      <text:h text:style-name="P12" text:outline-level="4">2.2.4.1 Estrategias de distribución</text:h>
      <text:p text:style-name="P25">Distribución intensiva<text:span text:style-name="T2">: Para productos de consumo masivo. Se utiliza un gran número de intermediarios para distribuir sus productos.</text:span></text:p>
      <text:p text:style-name="P25">Distribución selectiva:<text:span text:style-name="T2"> Para productos de consumo selectivo. Se utiliza un número limitado de intermediarios.</text:span></text:p>
      <text:p text:style-name="P25">Distribución exclusiva<text:span text:style-name="T2">: Productos de lujo o de alta gama. Un único intermediario.</text:span></text:p>
      <text:p text:style-name="P25"><text:span text:style-name="T2"/></text:p>
      <text:h text:style-name="P5" text:outline-level="1"><text:soft-page-break/>3. Marketing digital</text:h>
      <text:p text:style-name="P42">El marketing 1.0 la estrategia estaba basada en el producto, pero con el paso del tiempo el enfoque cambia y el cliente es el protagonista, evolucionando al conocido marketing 2.0.</text:p>
      <text:p text:style-name="P42">El consumidor dicta las normas, por tanto la demanda es el eje central de la estrategia de marketing. De 4P a 4C:</text:p>
      <text:list text:style-name="L18">
        <text:list-item>
          <text:p text:style-name="P43">Consumidor</text:p>
        </text:list-item>
        <text:list-item>
          <text:p text:style-name="P43">Coste</text:p>
        </text:list-item>
        <text:list-item>
          <text:p text:style-name="P43">Conveniencia: Hábitos de consumo del usuario</text:p>
        </text:list-item>
        <text:list-item>
          <text:p text:style-name="P43">Comunicación</text:p>
        </text:list-item>
      </text:list>
      <text:p text:style-name="P42">La irrupción de internet y los nuevos modelos de organización de las empresas han obligado a transformar las variables de marketing mix.</text:p>
      <text:p text:style-name="P42">Los usuarios pasaron de ser meros espectadores o consumidores a prosumidores.</text:p>
      <text:p text:style-name="P27">Las 4 Ps del marketing digital</text:p>
      <text:list text:style-name="L20">
        <text:list-item>
          <text:p text:style-name="P28"><text:span text:style-name="T2">Personalización: Conocer el comportamiento del usuario es básico.</text:span></text:p>
        </text:list-item>
        <text:list-item>
          <text:p text:style-name="P28"><text:span text:style-name="T2">Participación: La creación de comunidades participativas es fundamental. Redes sociales.</text:span></text:p>
        </text:list-item>
        <text:list-item>
          <text:p text:style-name="P28"><text:span text:style-name="T2">Peer-to-peer communities: La recomendación a través del boca-oreja es otro modela de participación.</text:span></text:p>
        </text:list-item>
        <text:list-item>
          <text:p text:style-name="P28"><text:span text:style-name="T2">Predicción o predictive modelling: A través de datos y análisis se intenta predecir el comportamiento del consumidor.</text:span></text:p>
        </text:list-item>
      </text:list>
      <text:p text:style-name="P27"><text:span text:style-name="T2">La adaptación de estas 4P y 4C responde a los cambios y necesidades del mercado y de los consumidor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1:19:10.172000000</meta:creation-date>
    <dc:date>2023-11-20T18:53:59.814000000</dc:date>
    <meta:editing-duration>PT2H58M24S</meta:editing-duration>
    <meta:editing-cycles>5</meta:editing-cycles>
    <meta:generator>LibreOffice/7.4.5.1$Windows_X86_64 LibreOffice_project/9c0871452b3918c1019dde9bfac75448afc4b57f</meta:generator>
    <meta:document-statistic meta:table-count="0" meta:image-count="0" meta:object-count="0" meta:page-count="5" meta:paragraph-count="120" meta:word-count="1070" meta:character-count="6792" meta:non-whitespace-character-count="5899"/>
  </office:meta>
</office:document-meta>
</file>